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.45cm" fo:min-width="5.9cm"/>
    </style:style>
    <style:style style:name="gr3" style:family="graphic" style:parent-style-name="standard">
      <style:graphic-properties draw:textarea-horizontal-align="justify" draw:textarea-vertical-align="middle" draw:auto-grow-height="false" fo:min-height="3.75cm" fo:min-width="18.5cm"/>
    </style:style>
    <style:style style:name="gr4" style:family="graphic" style:parent-style-name="standard">
      <style:graphic-properties draw:textarea-horizontal-align="justify" draw:textarea-vertical-align="middle" draw:auto-grow-height="false" fo:min-height="0.246cm" fo:min-width="2.4cm"/>
    </style:style>
    <style:style style:name="gr5" style:family="graphic" style:parent-style-name="standard">
      <style:graphic-properties draw:textarea-horizontal-align="justify" draw:textarea-vertical-align="middle" draw:auto-grow-height="false" fo:min-height="0.316cm" fo:min-width="2.4cm"/>
    </style:style>
    <style:style style:name="gr6" style:family="graphic" style:parent-style-name="standard">
      <style:graphic-properties draw:textarea-horizontal-align="justify" draw:textarea-vertical-align="middle" draw:auto-grow-height="false" fo:min-height="3.25cm" fo:min-width="12.4cm"/>
    </style:style>
    <style:style style:name="gr7" style:family="graphic" style:parent-style-name="standard">
      <style:graphic-properties draw:textarea-horizontal-align="justify" draw:textarea-vertical-align="middle" draw:auto-grow-height="false" fo:min-height="1.95cm" fo:min-width="18.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layer="layout" svg:width="3.516cm" svg:height="0.962cm" svg:x="2.2cm" svg:y="1.4cm">
          <draw:text-box>
            <text:p>ЛОГОТИП</text:p>
          </draw:text-box>
        </draw:frame>
        <draw:custom-shape draw:style-name="gr2" draw:text-style-name="P1" draw:layer="layout" svg:width="6.4cm" svg:height="0.7cm" svg:x="13.2cm" svg:y="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9cm" svg:height="4cm" svg:x="1cm" svg:y="2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1cm" svg:height="0.7cm" svg:x="1.8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1cm" svg:height="0.8cm" svg:x="1.8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4.1cm" svg:height="0.7cm" svg:x="1.8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4.1cm" svg:height="0.7cm" svg:x="1.8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2.9cm" svg:height="3.5cm" svg:x="6.8cm" svg:y="22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9cm" svg:height="2.2cm" svg:x="1cm" svg:y="26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2.9cm" svg:height="3.5cm" svg:x="6.8cm" svg:y="10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2.9cm" svg:height="3.5cm" svg:x="6.7cm" svg:y="14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2.9cm" svg:height="3.5cm" svg:x="6.6cm" svg:y="18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2.9cm" svg:height="3.5cm" svg:x="6.8cm" svg:y="6.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6T03:04:26.837776886</meta:creation-date>
    <dc:date>2015-10-16T05:11:09.728707429</dc:date>
    <meta:editing-duration>PT1H51M32S</meta:editing-duration>
    <meta:editing-cycles>1</meta:editing-cycles>
    <meta:document-statistic meta:object-count="13"/>
    <meta:generator>LibreOffice/4.3.3.2$Linux_x86 LibreOffice_project/430m0$Build-2</meta:generator>
  </office:meta>
</office:document-meta>
</file>